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fo:border="0.0154in double #000000" style:border-line-width="0.01in 0.02in 0.01in"/>
    </style:style>
    <style:style style:name="P2" style:family="paragraph">
      <style:paragraph-properties fo:border="0.0154in double #000000" style:border-line-width="0.03in 0.02in 0.01in"/>
    </style:style>
    <style:style style:name="P3" style:family="paragraph">
      <style:paragraph-properties fo:border="0.0154in double #000000" style:border-line-width="0.01in 0.02in 0.03in"/>
    </style:style>
    <style:style style:name="P4" style:family="paragraph">
      <style:paragraph-properties fo:border="0.0154in double #000000" style:border-line-width="0.01in 0.4in 0.01in"/>
    </style:style>
    <style:style style:name="P5" style:family="paragraph">
      <style:paragraph-properties fo:border="0.0154in double #000000" style:border-line-width-left="0.01in 0.3in 0.03in"/>
    </style:style>
  </office:automatic-styles>
  <office:body>
    <office:text>
      <text:p text:style-name="P1">
     This is an example of paragraph with double border. The width of inner line is 0.01 inch, the distance between two line is 0.02 inch, and the width of the outer line is 0.01 inch.
   </text:p>
      <text:p/>
      <text:p/>
      <text:p text:style-name="P2">
     This is an example of paragraph with double border. The width of inner line is 0.03 inch, the distance between two line is 0.02 inch, and the width of the outer line is 0.01 inch.
   </text:p>
      <text:p/>
      <text:p/>
      <text:p text:style-name="P3">
     This is an example of paragraph with double border. The width of inner line is 0.01 inch, the distance between two line is 0.02 inch, and the width of the outer line is 0.03 inch.
   </text:p>
      <text:p/>
      <text:p/>
      <text:p text:style-name="P4">
     This is an example of paragraph with double border. The width of inner line is 0.01 inch, the distance between two line is 0.4 inch, and the width of the outer line is 0.01 inch.
   </text:p>
      <text:p/>
      <text:p/>
      <text:p text:style-name="P5">
     This is an example of paragraph with double border. The width of inner line in left side is 0.01 inch, the distance between two line in left side is 0.3 inch, and the width of the outer line in left side is 0.03 in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